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Пререквизиты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Отношение “быть частным случаем чего-то”</text:p>
              </text:list-item>
              <text:list-item>
                <text:p>Наследование</text:p>
              </text:list-item>
              <text:list-item>
                <text:p>Иерархия наследования</text:p>
              </text:list-item>
              <text:list-item>
                <text:p>Базовый класс</text:p>
              </text:list-item>
              <text:list-item>
                <text:p>Класс-наследник</text:p>
              </text:list-item>
              <text:list-item>
                <text:p>Виртуальный метод</text:p>
              </text:list-item>
              <text:list-item>
                <text:p>Интерфейс</text:p>
              </text:list-item>
              <text:list-item>
                <text:p>Полиморфизм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1-25T12:11:47.34</dc:date>
    <meta:editing-duration>PT6S</meta:editing-duration>
    <meta:editing-cycles>5</meta:editing-cycles>
    <meta:generator>LibreOffice/4.0.4.2$Windows_x86 LibreOffice_project/9e9821abd0ffdbc09cd8c52eaa574fa09eb08f2</meta:generator>
    <meta:document-statistic meta:object-count="25"/>
  </office:meta>
</office:document-meta>
</file>